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ronos" style:family="table">
      <style:table-properties style:width="17cm" table:align="center"/>
    </style:style>
    <style:style style:name="Cronos.A" style:family="table-column">
      <style:table-column-properties style:column-width="3.399cm"/>
    </style:style>
    <style:style style:name="Cronos.B" style:family="table-column">
      <style:table-column-properties style:column-width="3.401cm"/>
    </style:style>
    <style:style style:name="Cronos.A1" style:family="table-cell">
      <style:table-cell-properties style:vertical-align="middle"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ronos.B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Cronos.E1" style:family="table-cell">
      <style:table-cell-properties fo:background-color="#e6e6ff" fo:padding="0.097cm" fo:border="0.002cm solid #000000">
        <style:background-image/>
      </style:table-cell-properties>
    </style:style>
    <style:style style:name="Cronos.A2" style:family="table-cell">
      <style:table-cell-properties fo:padding="0.097cm" fo:border-left="0.002cm solid #000000" fo:border-right="none" fo:border-top="none" fo:border-bottom="0.002cm solid #000000"/>
    </style:style>
    <style:style style:name="Cronos.B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Cronos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Cronos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Cronos.3" style:family="table-row">
      <style:table-row-properties style:min-row-height="0.757cm"/>
    </style:style>
    <style:style style:name="Cronos.A6" style:family="table-cell">
      <style:table-cell-properties style:vertical-align="middle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Cronos.E6" style:family="table-cell">
      <style:table-cell-properties style:vertical-align="middle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cm" fo:margin-bottom="0cm" fo:text-align="end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margin-top="0cm" fo:margin-bottom="0cm" fo:text-align="end" style:justify-single-word="false"/>
      <style:text-properties fo:font-size="28pt" style:font-size-asian="28pt" style:font-size-complex="28pt"/>
    </style:style>
    <style:style style:name="P9" style:family="paragraph" style:parent-style-name="Standard">
      <style:paragraph-properties fo:margin-top="0cm" fo:margin-bottom="0cm" fo:text-align="center" style:justify-single-word="false"/>
    </style:style>
    <style:style style:name="P10" style:family="paragraph" style:parent-style-name="seccion">
      <style:paragraph-properties fo:break-before="page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3" style:family="paragraph" style:parent-style-name="Standard">
      <style:paragraph-properties fo:margin-top="0cm" fo:margin-bottom="0cm"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2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fo:margin-left="0cm" fo:margin-right="0cm" style:vertical-pos="from-top" style:vertical-rel="page" style:horizontal-pos="from-left" style:horizontal-rel="page" fo:padding-left="0.28cm" fo:padding-right="0.28cm" fo:padding-top="0.153cm" fo:padding-bottom="0.153cm" fo:border="none" draw:ole-draw-aspect="1" draw:visible-area-top="0cm" draw:visible-area-width="2.582cm" draw:visible-area-height="2.577cm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to1" text:anchor-type="page" text:anchor-page-number="1" svg:x="2.055cm" svg:y="2.027cm" svg:width="2.291cm" svg:height="2.189cm" draw:z-index="0">
        <draw:object-ole xlink:href="./Object 1" xlink:type="simple" xlink:show="embed" xlink:actuate="onLoad"/>
        <draw:image xlink:href="./ObjectReplacements/Object 1" xlink:type="simple" xlink:show="embed" xlink:actuate="onLoad"/>
      </draw:frame>
      <text:p text:style-name="P6">UNIVERSIDAD NACIONAL DE ASUNCION</text:p>
      <text:p text:style-name="P8">Facultad Politécnica</text:p>
      <text:p text:style-name="Standard"/>
      <text:p text:style-name="P9">Visita al Instituto Tecnológico SIMEPAR</text:p>
      <text:p text:style-name="P13">Plan de Trabajo</text:p>
      <text:p text:style-name="P12">2 de Marzo del 2009</text:p>
      <text:p text:style-name="P7">Alberto Giménez E.</text:p>
      <text:p text:style-name="seccion">Objetivos</text:p>
      <text:list text:style-name="L1">
        <text:list-item>
          <text:p text:style-name="P14">Adquirir conocimientos sobre procedimientos, técnicas y herramientas para el desarrollo de entornos de almacenamiento, visualización y acceso a informaciones meteorológicas.</text:p>
        </text:list-item>
        <text:list-item>
          <text:p text:style-name="P14">Recibir capacitación para dar soporte científico y tecnológico a actividades de análisis e investigación en el área de ciencias atmosféricas en el Centro Meteorológico de la Facultad Politécnica.</text:p>
        </text:list-item>
      </text:list>
      <text:p text:style-name="seccion">Antecedentes</text:p>
      <text:p text:style-name="P5">El instituto tecnológico SIMEPAR es una entidad de interés público y derecho privado, y unidad de complemento del Servicio Social Autónomo Paraná Tecnología, vinculado a la Secretaria de Ciencia, Tecnología y Enseñanza Superior del Estado de Paraná. Está compuesto por un Consejo de Gestión, una Dirección Ejecutiva y 3 Coordinadoras Técnicas (Monitoreo y Pronostico, Infraestructura e Integración tecnológica), una Coordinadora de Administración y una Coordinadora de Informática.</text:p>
      <text:p text:style-name="seccion">Plan de Trabajo</text:p>
      <text:p text:style-name="Sender">El viaje de estudios e investigación tiene como propósito recibir capacitación y experiencia en el área de soporte y administración de sistemas informáticos aplicados a el área de las ciencias atmosféricas. Se espera contar con la ayuda y tutoría del personal de la Coordinadora de Informática (unidad organizacional) del Instituto Tecnológico SIMEPAR que es responsable de las actividades de soporte y administración del sistema computacional de SIMEPAR, y del desarrollo de sistemas de difusión y de visualización científica.</text:p>
      <text:p text:style-name="P5">Principalmente se realizarán actividades de capacitación e investigación que se basaran en visitas a las áreas de trabajo y/o equipamientos del instituto, entrevistas con responsables y encargados del área de soporte de sistemas informáticos, reuniones de investigación con tutores designados por el instituto y cualquier otra actividad que consideren pertinente la dirección del instituto durante la estadía.</text:p>
      <text:p text:style-name="seccion"/>
      <text:p text:style-name="P10">Cronograma</text:p>
      <table:table table:name="Cronos" table:style-name="Cronos">
        <table:table-column table:style-name="Cronos.A"/>
        <table:table-column table:style-name="Cronos.B"/>
        <table:table-column table:style-name="Cronos.A"/>
        <table:table-column table:style-name="Cronos.B" table:number-columns-repeated="2"/>
        <table:table-row>
          <table:table-cell table:style-name="Cronos.A1" office:value-type="string">
            <text:p text:style-name="Table_20_Contents">Días/Horas</text:p>
          </table:table-cell>
          <table:table-cell table:style-name="Cronos.B1" office:value-type="string">
            <text:p text:style-name="P3">Miércoles</text:p>
            <text:p text:style-name="P3">(4/03/09)</text:p>
          </table:table-cell>
          <table:table-cell table:style-name="Cronos.B1" office:value-type="string">
            <text:p text:style-name="P3">Jueves</text:p>
            <text:p text:style-name="P3">(5/03/09)</text:p>
          </table:table-cell>
          <table:table-cell table:style-name="Cronos.B1" office:value-type="string">
            <text:p text:style-name="P3">Viernes</text:p>
            <text:p text:style-name="P3">(6/03/09)</text:p>
          </table:table-cell>
          <table:table-cell table:style-name="Cronos.E1" office:value-type="string">
            <text:p text:style-name="P3">Sábado</text:p>
            <text:p text:style-name="P3">(7/03/09)</text:p>
          </table:table-cell>
        </table:table-row>
        <table:table-row>
          <table:table-cell table:style-name="Cronos.A2" office:value-type="string">
            <text:p text:style-name="P2">08:00 – 12:00</text:p>
          </table:table-cell>
          <table:table-cell table:style-name="Cronos.B2" table:number-rows-spanned="4" office:value-type="string">
            <text:p text:style-name="P4">Viaje desde Asunción a Curitiba con <text:s/>hora de salida establecida por la agencia de viajes</text:p>
          </table:table-cell>
          <table:table-cell table:style-name="Cronos.C2" office:value-type="string">
            <text:p text:style-name="P4">Llegada y acomodación en la ciudad de Curitiba</text:p>
          </table:table-cell>
          <table:table-cell table:style-name="Cronos.C2" office:value-type="string">
            <text:p text:style-name="Table_20_Contents">Visita y reuniones con el equipo de informática e infraestructura (mantenimiento de la red) </text:p>
          </table:table-cell>
          <table:table-cell table:style-name="Cronos.E2" office:value-type="string">
            <text:p text:style-name="Table_20_Contents">Visita a la estación meteorológica automática y reunión con el equipo de informática e infraestructura</text:p>
          </table:table-cell>
        </table:table-row>
        <table:table-row table:style-name="Cronos.3">
          <table:table-cell table:style-name="Cronos.A2" office:value-type="string">
            <text:p text:style-name="P2">12:00 – 13:00</text:p>
          </table:table-cell>
          <table:covered-table-cell/>
          <table:table-cell table:style-name="Cronos.A2" office:value-type="string">
            <text:p text:style-name="P2">Receso</text:p>
          </table:table-cell>
          <table:table-cell table:style-name="Cronos.A2" office:value-type="string">
            <text:p text:style-name="P2">Receso</text:p>
          </table:table-cell>
          <table:table-cell table:style-name="Cronos.E2" table:number-rows-spanned="3" office:value-type="string">
            <text:p text:style-name="Table_20_Contents">Viaje desde Curitiba a Asunción <text:s/>con hora de salida establecida por la agencia de viajes</text:p>
          </table:table-cell>
        </table:table-row>
        <table:table-row>
          <table:table-cell table:style-name="Cronos.A2" office:value-type="string">
            <text:p text:style-name="P2">13:00 – 18:00</text:p>
          </table:table-cell>
          <table:covered-table-cell/>
          <table:table-cell table:style-name="Cronos.C2" office:value-type="string">
            <text:p text:style-name="P4">Presentación y visita al centro operativo de SIMEPAR y contacto con el personal de informática </text:p>
          </table:table-cell>
          <table:table-cell table:style-name="Cronos.C2" office:value-type="string">
            <text:p text:style-name="P4">Visita y reuniones con el equipo de informática e infraestructura (mantenimiento de la red) </text:p>
          </table:table-cell>
          <table:covered-table-cell/>
        </table:table-row>
        <table:table-row>
          <table:table-cell table:style-name="Cronos.A2" office:value-type="string">
            <text:p text:style-name="P2">18:00 – 22:00</text:p>
          </table:table-cell>
          <table:covered-table-cell/>
          <table:table-cell table:style-name="Cronos.A2" office:value-type="string">
            <text:p text:style-name="P4">Regreso al alojamiento ( Descanso)</text:p>
          </table:table-cell>
          <table:table-cell table:style-name="Cronos.A2" office:value-type="string">
            <text:p text:style-name="P4">Regreso al alojamiento ( Descanso)</text:p>
          </table:table-cell>
          <table:covered-table-cell/>
        </table:table-row>
        <table:table-row>
          <table:table-cell table:style-name="Cronos.A6" office:value-type="string">
            <text:p text:style-name="P4">Resumen</text:p>
          </table:table-cell>
          <table:table-cell table:style-name="Cronos.A6" office:value-type="string">
            <text:p text:style-name="P4">Viaje de Ida </text:p>
          </table:table-cell>
          <table:table-cell table:style-name="Cronos.A6" table:number-columns-spanned="2" office:value-type="string">
            <text:p text:style-name="P4">Días de visita de capacitación, investigación y labores en el instituto.</text:p>
          </table:table-cell>
          <table:covered-table-cell/>
          <table:table-cell table:style-name="Cronos.E6" office:value-type="string">
            <text:p text:style-name="P4">Viaje de Vuelta</text:p>
          </table:table-cell>
        </table:table-row>
      </table:table>
      <text:p text:style-name="P5"/>
      <text:p text:style-name="seccion">Contactos</text:p>
      <text:list text:style-name="L2">
        <text:list-item>
          <text:p text:style-name="P15">Sr. Cesar Beneti<text:span text:style-name="T1">, Vice Director.</text:span></text:p>
        </text:list-item>
        <text:list-item>
          <text:p text:style-name="P16">Fabio Sato, Jefe de IT.</text:p>
        </text:list-item>
        <text:list-item>
          <text:p text:style-name="P16">Sra. Rozana, Secretaría del Vice Director.</text:p>
        </text:list-item>
      </text:lis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99cm" fo:margin-bottom="0.199cm" fo:text-align="justify" style:justify-single-word="false" fo:text-indent="0.499cm" style:auto-text-indent="false" style:page-number="auto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fo:text-indent="0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top="0cm" fo:margin-bottom="0cm" fo:text-align="center" style:justify-single-word="false"/>
      <style:text-properties fo:font-size="12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text-align="center" style:justify-single-word="false" fo:text-indent="0cm" style:auto-text-indent="false" text:number-lines="false" text:line-number="0" style:vertical-align="middle"/>
    </style:style>
    <style:style style:name="seccion" style:family="paragraph" style:parent-style-name="Standard">
      <style:paragraph-properties fo:margin-left="0cm" fo:margin-right="0cm" fo:margin-top="0.199cm" fo:margin-bottom="0.199cm" fo:text-align="justify" style:justify-single-word="false" fo:text-indent="0cm" style:auto-text-indent="false"/>
      <style:text-properties fo:font-size="14pt" fo:font-weight="bold" style:font-size-asian="10.5pt" style:font-weight-asian="normal" style:font-weight-complex="normal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Text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01T19:01:59</meta:creation-date>
    <dc:date>2009-03-16T15:04:07</dc:date>
    <meta:editing-cycles>24</meta:editing-cycles>
    <meta:editing-duration>PT2H48M1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image-count="0" meta:object-count="1" meta:page-count="2" meta:paragraph-count="48" meta:word-count="446" meta:character-count="2997"/>
  </office:meta>
</office:document-meta>
</file>